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20e" officeooo:paragraph-rsid="000d620e"/>
    </style:style>
    <style:style style:name="P2" style:family="paragraph" style:parent-style-name="Standard">
      <style:text-properties officeooo:rsid="00103d7f" officeooo:paragraph-rsid="00103d7f"/>
    </style:style>
    <style:style style:name="P3" style:family="paragraph" style:parent-style-name="Standard">
      <style:text-properties officeooo:rsid="0010918f" officeooo:paragraph-rsid="0010918f"/>
    </style:style>
    <style:style style:name="P4" style:family="paragraph" style:parent-style-name="Standard">
      <style:text-properties officeooo:paragraph-rsid="001192ef"/>
    </style:style>
    <style:style style:name="P5" style:family="paragraph" style:parent-style-name="Standard">
      <style:text-properties officeooo:rsid="001192ef" officeooo:paragraph-rsid="001192ef"/>
    </style:style>
    <style:style style:name="P6" style:family="paragraph" style:parent-style-name="Standard">
      <style:text-properties officeooo:rsid="001228b8" officeooo:paragraph-rsid="001228b8"/>
    </style:style>
    <style:style style:name="P7" style:family="paragraph" style:parent-style-name="Standard">
      <style:text-properties fo:font-size="20pt" fo:font-weight="bold" officeooo:rsid="000d620e" officeooo:paragraph-rsid="000d620e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Liberation Mono" fo:font-size="10pt" style:font-size-asian="10pt" style:font-size-complex="10pt"/>
    </style:style>
    <style:style style:name="P9" style:family="paragraph" style:parent-style-name="Table_20_Contents">
      <style:text-properties style:font-name="Liberation Serif" fo:font-size="12pt" officeooo:rsid="000d620e" officeooo:paragraph-rsid="000d620e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18f" style:font-weight-asian="bold" style:font-weight-complex="bold"/>
    </style:style>
    <style:style style:name="T3" style:family="text">
      <style:text-properties fo:font-weight="bold" officeooo:rsid="001192ef" style:font-weight-asian="bold" style:font-weight-complex="bold"/>
    </style:style>
    <style:style style:name="T4" style:family="text">
      <style:text-properties fo:font-weight="bold" officeooo:rsid="001335d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59f0" style:font-weight-asian="normal" style:font-weight-complex="normal"/>
    </style:style>
    <style:style style:name="T7" style:family="text">
      <style:text-properties fo:font-weight="normal" officeooo:rsid="0010918f" style:font-weight-asian="normal" style:font-weight-complex="normal"/>
    </style:style>
    <style:style style:name="T8" style:family="text">
      <style:text-properties fo:font-weight="normal" officeooo:rsid="001192ef" style:font-weight-asian="normal" style:font-weight-complex="normal"/>
    </style:style>
    <style:style style:name="T9" style:family="text">
      <style:text-properties fo:font-weight="normal" officeooo:rsid="001335df" style:font-weight-asian="normal" style:font-weight-complex="normal"/>
    </style:style>
    <style:style style:name="T10" style:family="text">
      <style:text-properties officeooo:rsid="0010918f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192ef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335df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192ef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7" style:family="text">
      <style:text-properties officeooo:rsid="001192ef"/>
    </style:style>
    <style:style style:name="T18" style:family="text">
      <style:text-properties officeooo:rsid="001230cd"/>
    </style:style>
    <style:style style:name="T19" style:family="text">
      <style:text-properties officeooo:rsid="001335df"/>
    </style:style>
    <style:style style:name="T20" style:family="text">
      <style:text-properties officeooo:rsid="0013cd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tapa 7</text:p>
      <text:p text:style-name="P1"/>
      <text:p text:style-name="P1">1. Abra o terminal</text:p>
      <text:p text:style-name="P1"/>
      <text:p text:style-name="P1">2. Vá até o caminha da pasta do projeto já criado na etapa anterior</text:p>
      <text:p text:style-name="P1"/>
      <text:p text:style-name="P8">cd Projetos/doacoes</text:p>
      <text:p text:style-name="P8"/>
      <text:p text:style-name="P9">3. Abra o Visual Studio Code no projeto</text:p>
      <text:p text:style-name="P9"/>
      <text:p text:style-name="Etapas">code .</text:p>
      <text:p text:style-name="Etapas"/>
      <text:p text:style-name="P1">Abaixo está o esquema de diretórios após todo o projeto pronto. Caso tenha dúvidas, poderá retornar aqui para verificar a hierarquia de pastas.</text:p>
      <text:p text:style-name="P1"/>
      <text:p text:style-name="P1">/home/seu_usuario/Projetos/doacoes/</text:p>
      <text:p text:style-name="P1">│</text:p>
      <text:p text:style-name="P1">├── doacoes/</text:p>
      <text:p text:style-name="P1">│ <text:s text:c="2"/>├── __init__.py</text:p>
      <text:p text:style-name="P1">│ <text:s text:c="2"/>├── forms.py</text:p>
      <text:p text:style-name="P1">│ <text:s text:c="2"/>├── migrations/</text:p>
      <text:p text:style-name="P1">│ <text:s text:c="2"/>│ <text:s text:c="2"/>└── (arquivos de migração)</text:p>
      <text:p text:style-name="P1">│ <text:s text:c="2"/>├── models.py</text:p>
      <text:p text:style-name="P1">│ <text:s text:c="2"/>├── urls.py</text:p>
      <text:p text:style-name="P1">│ <text:s text:c="2"/>├── views.py</text:p>
      <text:p text:style-name="P1">│ <text:s text:c="2"/>├── settings.py</text:p>
      <text:p text:style-name="P1">│ <text:s text:c="2"/>├── wsgi.py</text:p>
      <text:p text:style-name="P1">│ <text:s text:c="2"/>└── asgi.py</text:p>
      <text:p text:style-name="P1">│</text:p>
      <text:p text:style-name="P1">├── static/</text:p>
      <text:p text:style-name="P1">│ <text:s text:c="2"/>├── css/</text:p>
      <text:p text:style-name="P1">│ <text:s text:c="2"/>│ <text:s text:c="2"/>└── (arquivos CSS)</text:p>
      <text:p text:style-name="P1">│ <text:s text:c="2"/>└── js/</text:p>
      <text:p text:style-name="P1">│ <text:s text:c="7"/>└── (arquivos JavaScript)</text:p>
      <text:p text:style-name="P1">│</text:p>
      <text:p text:style-name="P1">└── templates/</text:p>
      <text:p text:style-name="P1">│ <text:s text:c="2"/>├── base.html</text:p>
      <text:p text:style-name="P1">│ <text:s text:c="2"/>├── cadastrar_doador.html</text:p>
      <text:p text:style-name="P1">│ <text:s text:c="2"/>├── excluir_doador.html</text:p>
      <text:p text:style-name="P1">│ <text:s text:c="2"/>├── main_page.html </text:p>
      <text:p text:style-name="P1">│ <text:s text:c="2"/>└── pesquisar_doador.html</text:p>
      <text:p text:style-name="P1">│</text:p>
      <text:p text:style-name="P1">├── manage.py</text:p>
      <text:p text:style-name="P1"/>
      <text:p text:style-name="Etapas"/>
      <text:p text:style-name="P1">4. Crie uma pasta chamada <text:span text:style-name="T1">templates</text:span><text:span text:style-name="T5"> </text:span><text:span text:style-name="T6">por fora de todas as pastas do projeto.</text:span></text:p>
      <text:p text:style-name="P1"><text:span text:style-name="T6"/></text:p>
      <text:p text:style-name="P2"><text:span text:style-name="T6">5. </text:span><text:span text:style-name="T5">Em </text:span><text:span text:style-name="T1">settings.py</text:span><text:span text:style-name="T5">, procure pelo bloco de código semelhante e substitua completamente pelo o que está abaixo.</text:span></text:p>
      <text:p text:style-name="P2"><text:span text:style-name="T5"/></text:p>
      <text:p text:style-name="Etapas">TEMPLATES = [</text:p>
      <text:p text:style-name="Etapas"><text:s text:c="4"/>{</text:p>
      <text:p text:style-name="Etapas"><text:s text:c="8"/>'BACKEND': 'django.template.backends.django.DjangoTemplates',</text:p>
      <text:p text:style-name="Etapas"><text:soft-page-break/><text:s text:c="8"/>'DIRS': ['templates'],</text:p>
      <text:p text:style-name="Etapas"><text:s text:c="8"/>'APP_DIRS': True,</text:p>
      <text:p text:style-name="Etapas"><text:s text:c="8"/>'OPTIONS': {</text:p>
      <text:p text:style-name="Etapas"><text:s text:c="12"/>'context_processors': [</text:p>
      <text:p text:style-name="Etapas"><text:s text:c="16"/>'django.template.context_processors.debug',</text:p>
      <text:p text:style-name="Etapas"><text:s text:c="16"/>'django.template.context_processors.request',</text:p>
      <text:p text:style-name="Etapas"><text:s text:c="16"/>'django.contrib.auth.context_processors.auth',</text:p>
      <text:p text:style-name="Etapas"><text:s text:c="16"/>'django.contrib.messages.context_processors.messages',</text:p>
      <text:p text:style-name="Etapas"><text:s text:c="12"/>],</text:p>
      <text:p text:style-name="Etapas"><text:s text:c="8"/>},</text:p>
      <text:p text:style-name="Etapas"><text:s text:c="4"/>},</text:p>
      <text:p text:style-name="Etapas">]</text:p>
      <text:p text:style-name="Etapas"/>
      <text:p text:style-name="Etapas"/>
      <text:p text:style-name="P2">6. Ainda em <text:span text:style-name="T1">settings.py</text:span><text:span text:style-name="T5">, substitua “LANGUAGE_CODE” para o seguinte código.</text:span></text:p>
      <text:p text:style-name="P2"><text:span text:style-name="T5"/></text:p>
      <text:p text:style-name="Etapas">LANGUAGE_CODE = 'pt-BR'</text:p>
      <text:p text:style-name="Etapas"/>
      <text:p text:style-name="P2">7. Ainda em <text:span text:style-name="T1">settings.py</text:span><text:span text:style-name="T5">, adicione o seguinte bloco de código abaixo da última linha.</text:span></text:p>
      <text:p text:style-name="P2"><text:span text:style-name="T5"/></text:p>
      <text:p text:style-name="Etapas">STATICFILES_DIRS = [</text:p>
      <text:p text:style-name="Etapas"><text:s text:c="4"/>BASE_DIR / 'static',</text:p>
      <text:p text:style-name="Etapas">]</text:p>
      <text:p text:style-name="Etapas"/>
      <text:p text:style-name="P2">8. <text:span text:style-name="T10">Crie (dentro da pasta doacoes, que a pasta raiz do projeto) os arquivos </text:span><text:span text:style-name="T2">views.py </text:span><text:span text:style-name="T7">e </text:span><text:span text:style-name="T2">forms.py</text:span><text:span text:style-name="T7">.</text:span></text:p>
      <text:p text:style-name="P2"><text:span text:style-name="T7"/></text:p>
      <text:p text:style-name="P3"><text:span text:style-name="T5">9. Cole o código abaixo dentro de </text:span><text:span text:style-name="T1">views.py</text:span><text:span text:style-name="T5">.</text:span></text:p>
      <text:p text:style-name="P3"/>
      <text:p text:style-name="Etapas">from django.shortcuts import render, redirect, get_object_or_404</text:p>
      <text:p text:style-name="Etapas">from django.contrib import messages</text:p>
      <text:p text:style-name="Etapas">from .models import Doador</text:p>
      <text:p text:style-name="Etapas">from .forms import DoadorForm</text:p>
      <text:p text:style-name="Etapas">from django.urls import reverse</text:p>
      <text:p text:style-name="Etapas"/>
      <text:p text:style-name="Etapas">def cadastrar_doador(request):</text:p>
      <text:p text:style-name="Etapas"><text:s text:c="4"/>if request.method == 'POST':</text:p>
      <text:p text:style-name="Etapas"><text:s text:c="8"/>form = DoadorForm(request.POST)</text:p>
      <text:p text:style-name="Etapas"><text:s text:c="8"/>if form.is_valid():</text:p>
      <text:p text:style-name="Etapas"><text:s text:c="12"/>if Doador.objects.filter(cpf=form.cleaned_data['cpf']).exists():</text:p>
      <text:p text:style-name="Etapas"><text:s text:c="16"/>cpf=form.cleaned_data['cpf']</text:p>
      <text:p text:style-name="Etapas"><text:s text:c="16"/>messages.error(request, f'CPF {cpf} já cadastrado!')</text:p>
      <text:p text:style-name="Etapas"><text:s text:c="12"/>else:</text:p>
      <text:p text:style-name="Etapas"><text:s text:c="16"/>nome = form.cleaned_data['nome']</text:p>
      <text:p text:style-name="Etapas"><text:s text:c="16"/>form.save()</text:p>
      <text:p text:style-name="Etapas"><text:s text:c="16"/>messages.success(request, f'Doador(a) {nome} cadastrado(a) com sucesso!')</text:p>
      <text:p text:style-name="Etapas"><text:s text:c="16"/>form = DoadorForm()</text:p>
      <text:p text:style-name="Etapas"><text:s text:c="16"/>doadores = Doador.objects.all().order_by('codigo')</text:p>
      <text:p text:style-name="Etapas"><text:s text:c="16"/>context = {'form': form, 'doadores': doadores}</text:p>
      <text:p text:style-name="Etapas"><text:s text:c="16"/>return render(request, 'cadastrar_doador.html', context)</text:p>
      <text:p text:style-name="Etapas"><text:s text:c="8"/>else:</text:p>
      <text:p text:style-name="Etapas"><text:s text:c="12"/>messages.error(request, 'Erro ao cadastrar doador. Verifique os dados.')</text:p>
      <text:p text:style-name="Etapas"><text:s text:c="4"/>else:</text:p>
      <text:p text:style-name="Etapas"><text:s text:c="8"/>form = DoadorForm()</text:p>
      <text:p text:style-name="Etapas"><text:s text:c="4"/></text:p>
      <text:p text:style-name="Etapas"><text:s text:c="4"/>doadores = Doador.objects.all()</text:p>
      <text:p text:style-name="Etapas"><text:s text:c="4"/>context = {'form': form, 'doadores': doadores}</text:p>
      <text:p text:style-name="Etapas"><text:s text:c="4"/>return render(request, 'cadastrar_doador.html', context)</text:p>
      <text:p text:style-name="Etapas"/>
      <text:p text:style-name="Etapas">def editar_doador(request, doador_id):</text:p>
      <text:p text:style-name="Etapas"><text:s text:c="4"/>doador = get_object_or_404(Doador, pk=doador_id)</text:p>
      <text:p text:style-name="Etapas"><text:soft-page-break/></text:p>
      <text:p text:style-name="Etapas"><text:s text:c="4"/>if request.method == 'POST':</text:p>
      <text:p text:style-name="Etapas"><text:s text:c="8"/>form = DoadorForm(request.POST, instance=doador)</text:p>
      <text:p text:style-name="Etapas"><text:s text:c="8"/>if form.is_valid():</text:p>
      <text:p text:style-name="Etapas"><text:s text:c="12"/>form.save()</text:p>
      <text:p text:style-name="Etapas"><text:s text:c="12"/>messages.success(request, f"Doador(a) {doador.nome} editado(a) com sucesso.")</text:p>
      <text:p text:style-name="Etapas"><text:s text:c="12"/>return redirect(reverse('pesquisar_doador') + f'?nome={doador.nome}&amp;cpf={doador.cpf}&amp;tipo_sanguineo=Todos&amp;rh=Todos')</text:p>
      <text:p text:style-name="Etapas"><text:s text:c="4"/>else:</text:p>
      <text:p text:style-name="Etapas"><text:s text:c="8"/>form = DoadorForm(instance=doador)</text:p>
      <text:p text:style-name="Etapas"><text:s text:c="4"/>context = {'form': form, 'doador': doador}</text:p>
      <text:p text:style-name="Etapas"><text:s text:c="4"/>return render(request, 'editar_doador.html', context)</text:p>
      <text:p text:style-name="Etapas"/>
      <text:p text:style-name="Etapas">def excluir_doador(request, doador_id):</text:p>
      <text:p text:style-name="Etapas"><text:s text:c="4"/>doador = get_object_or_404(Doador, pk=doador_id)</text:p>
      <text:p text:style-name="Etapas"/>
      <text:p text:style-name="Etapas"><text:s text:c="4"/>if request.method == 'POST':</text:p>
      <text:p text:style-name="Etapas"><text:s text:c="8"/>doador.situacao = 'INATIVO'</text:p>
      <text:p text:style-name="Etapas"><text:s text:c="8"/>doador.save()</text:p>
      <text:p text:style-name="Etapas"><text:s text:c="8"/>messages.success(request, f"O(A) doador(a) {doador.nome} foi excluído(a) com sucesso.")</text:p>
      <text:p text:style-name="Etapas"><text:s text:c="8"/>return redirect(reverse('pesquisar_doador') + f'?tipo_sanguineo=Todos&amp;rh=Todos')</text:p>
      <text:p text:style-name="Etapas"/>
      <text:p text:style-name="Etapas"><text:s text:c="4"/>return render(request, 'excluir_doador.html', {'doador': doador})</text:p>
      <text:p text:style-name="Etapas"/>
      <text:p text:style-name="Etapas"/>
      <text:p text:style-name="Etapas"/>
      <text:p text:style-name="Etapas"/>
      <text:p text:style-name="Etapas">def pesquisar_doador(request):</text:p>
      <text:p text:style-name="Etapas"><text:s text:c="4"/>doadores = None</text:p>
      <text:p text:style-name="Etapas"/>
      <text:p text:style-name="Etapas"><text:s text:c="4"/>if request.method == 'GET':</text:p>
      <text:p text:style-name="Etapas"><text:s text:c="8"/>tipo_sanguineo = request.GET.get('tipo_sanguineo')</text:p>
      <text:p text:style-name="Etapas"><text:s text:c="8"/>rh = request.GET.get('rh')</text:p>
      <text:p text:style-name="Etapas"><text:s text:c="8"/>nome = request.GET.get('nome')</text:p>
      <text:p text:style-name="Etapas"><text:s text:c="8"/>cpf = request.GET.get('cpf')</text:p>
      <text:p text:style-name="Etapas"><text:s text:c="8"/>doadores = Doador.objects.filter(situacao='ATIVO').order_by('codigo')</text:p>
      <text:p text:style-name="Etapas"/>
      <text:p text:style-name="Etapas"/>
      <text:p text:style-name="Etapas"><text:s text:c="8"/>if tipo_sanguineo and tipo_sanguineo != 'Todos':</text:p>
      <text:p text:style-name="Etapas"><text:s text:c="12"/>doadores = doadores.filter(tipo_sanguineo=tipo_sanguineo)</text:p>
      <text:p text:style-name="Etapas"><text:s text:c="8"/>if rh and rh != 'Todos':</text:p>
      <text:p text:style-name="Etapas"><text:s text:c="12"/>doadores = doadores.filter(rh=rh)</text:p>
      <text:p text:style-name="Etapas"><text:s text:c="8"/>if nome:</text:p>
      <text:p text:style-name="Etapas"><text:s text:c="12"/>doadores = doadores.filter(nome__icontains=nome)</text:p>
      <text:p text:style-name="Etapas"><text:s text:c="8"/>if cpf:</text:p>
      <text:p text:style-name="Etapas"><text:s text:c="12"/>doadores = doadores.filter(cpf=cpf)</text:p>
      <text:p text:style-name="Etapas"/>
      <text:p text:style-name="Etapas"><text:s text:c="4"/>if doadores is None or not doadores.exists():</text:p>
      <text:p text:style-name="Etapas"><text:s text:c="8"/>messages.error(request,'Não foram encontrados doadores com os critérios informados.')</text:p>
      <text:p text:style-name="Etapas"><text:s text:c="8"/>return render(request, 'pesquisar_doador.html')</text:p>
      <text:p text:style-name="Etapas"><text:s text:c="4"/></text:p>
      <text:p text:style-name="Etapas"><text:s text:c="4"/>return render(request, 'pesquisar_doador.html', {'doadores': doadores})</text:p>
      <text:p text:style-name="Etapas"/>
      <text:p text:style-name="Etapas">def reativar_doador(request, doador_id):</text:p>
      <text:p text:style-name="Etapas"><text:s text:c="4"/>doador = get_object_or_404(Doador, pk=doador_id)</text:p>
      <text:p text:style-name="Etapas"/>
      <text:p text:style-name="Etapas"><text:s text:c="4"/>if doador.situacao == 'INATIVO':</text:p>
      <text:p text:style-name="Etapas"><text:s text:c="8"/>doador.situacao = 'ATIVO'</text:p>
      <text:p text:style-name="Etapas"><text:s text:c="8"/>doador.save()</text:p>
      <text:p text:style-name="Etapas"><text:soft-page-break/><text:s text:c="8"/>messages.success(request, f'O doador {doador.nome} teve o status alterado para "ATIVO".')</text:p>
      <text:p text:style-name="Etapas"><text:s text:c="4"/></text:p>
      <text:p text:style-name="Etapas"><text:s text:c="4"/>return render(request, 'pesquisar_doador.html')</text:p>
      <text:p text:style-name="Etapas"/>
      <text:p text:style-name="Etapas">def main_page(request):</text:p>
      <text:p text:style-name="Etapas"><text:s text:c="4"/>return render(request, 'main_page.html')</text:p>
      <text:p text:style-name="Etapas"/>
      <text:p text:style-name="Standard"><text:span text:style-name="T18">10</text:span>. Já em <text:span text:style-name="T2">forms.py </text:span><text:span text:style-name="T7">cole o código abaixo.</text:span></text:p>
      <text:p text:style-name="Standard"><text:span text:style-name="T7"/></text:p>
      <text:p text:style-name="Etapas">from django import forms</text:p>
      <text:p text:style-name="Etapas">from .models import Doador, TipoSanguineo, RH</text:p>
      <text:p text:style-name="Etapas">from django.core.validators import RegexValidator</text:p>
      <text:p text:style-name="Etapas">from django.forms.widgets import RadioSelect</text:p>
      <text:p text:style-name="Etapas"/>
      <text:p text:style-name="Etapas"/>
      <text:p text:style-name="Etapas">class DoadorForm(forms.ModelForm):</text:p>
      <text:p text:style-name="Etapas"><text:s text:c="4"/>class Meta:</text:p>
      <text:p text:style-name="Etapas"><text:s text:c="8"/>model = Doador</text:p>
      <text:p text:style-name="Etapas"><text:s text:c="8"/>exclude = ['situacao','tipo_rh_corretos']</text:p>
      <text:p text:style-name="Etapas"><text:s text:c="8"/>fields = '__all__'</text:p>
      <text:p text:style-name="Etapas"/>
      <text:p text:style-name="Etapas"><text:s text:c="4"/>nome = forms.CharField(min_length=2, label='NOME',validators=[RegexValidator(r'^[A-Za-zÀ-ÖØ-öø-ÿÇç\s]*$', </text:p>
      <text:p text:style-name="Etapas"><text:s text:c="80"/>message='Nome deve conter apenas letras.')],</text:p>
      <text:p text:style-name="Etapas"><text:s text:c="80"/>error_messages={'required': 'Por favor, informe um nome.',</text:p>
      <text:p text:style-name="Etapas"><text:s text:c="96"/>'invalid': 'Nome inválido. Por favor, use apenas letras.',</text:p>
      <text:p text:style-name="Etapas"><text:s text:c="96"/>'min_length': 'O nome não pode ter menos de 2 caracteres.'</text:p>
      <text:p text:style-name="Etapas"><text:s text:c="27"/>})</text:p>
      <text:p text:style-name="Etapas"/>
      <text:p text:style-name="Etapas"/>
      <text:p text:style-name="Etapas"><text:s text:c="4"/>cpf = forms.CharField(min_length=11, max_length=11, label='CPF',validators=[RegexValidator(r'^[0-9]*$', message='CPF deve conter apenas números.')],</text:p>
      <text:p text:style-name="Etapas"><text:s text:c="26"/>error_messages={</text:p>
      <text:p text:style-name="Etapas"><text:s text:c="34"/>'required': 'Por favor, informe um CPF.',</text:p>
      <text:p text:style-name="Etapas"><text:s text:c="34"/>'unique': 'Este CPF já está cadastrado e não pode ser inserido novamente.',</text:p>
      <text:p text:style-name="Etapas"><text:s text:c="34"/>'invalid': 'CPF inválido. Por favor, use apenas números',</text:p>
      <text:p text:style-name="Etapas"><text:s text:c="34"/>'min_length': 'CPF deve conter 11 números.',</text:p>
      <text:p text:style-name="Etapas"><text:s text:c="34"/>'max_length': 'CPF deve conter 11 números.'</text:p>
      <text:p text:style-name="Etapas"><text:s text:c="30"/>})</text:p>
      <text:p text:style-name="Etapas"/>
      <text:p text:style-name="Etapas"/>
      <text:p text:style-name="Etapas"><text:s text:c="4"/>contato = forms.CharField(min_length=11, max_length=11, label='CONTATO',validators=[RegexValidator(r'^[0-9]*$', message='Contato deve conter apenas números.')],</text:p>
      <text:p text:style-name="Etapas"><text:s text:c="30"/>error_messages={</text:p>
      <text:p text:style-name="Etapas"><text:s text:c="34"/>'required': 'Por favor, informe um número para contato.',</text:p>
      <text:p text:style-name="Etapas"><text:s text:c="34"/>'invalid': 'Número para contato inválido. Por favor, use apenas números',</text:p>
      <text:p text:style-name="Etapas"><text:s text:c="34"/>'min_length': 'O número para contato deve conter 11 números.',</text:p>
      <text:p text:style-name="Etapas"><text:s text:c="34"/>'max_length': 'O número para contato deve conter 11 números.'</text:p>
      <text:p text:style-name="Etapas"><text:s text:c="30"/>})</text:p>
      <text:p text:style-name="Etapas"/>
      <text:p text:style-name="Etapas"><text:soft-page-break/><text:s text:c="4"/>tipo_sanguineo = forms.ChoiceField(</text:p>
      <text:p text:style-name="Etapas"><text:s text:c="8"/>label='TIPO SANGUÍNEO',</text:p>
      <text:p text:style-name="Etapas"><text:s text:c="8"/>choices=TipoSanguineo.choices,</text:p>
      <text:p text:style-name="Etapas"><text:s text:c="8"/>widget=RadioSelect(attrs={'class': 'with-gap'})</text:p>
      <text:p text:style-name="Etapas"><text:s text:c="4"/>)</text:p>
      <text:p text:style-name="Etapas"/>
      <text:p text:style-name="Etapas"><text:s text:c="4"/>rh = forms.ChoiceField(</text:p>
      <text:p text:style-name="Etapas"><text:s text:c="8"/>label='RH',</text:p>
      <text:p text:style-name="Etapas"><text:s text:c="8"/>choices=RH.choices,</text:p>
      <text:p text:style-name="Etapas"><text:s text:c="8"/>widget=RadioSelect(attrs={'class': 'with-gap'})</text:p>
      <text:p text:style-name="Etapas"><text:s text:c="4"/>)</text:p>
      <text:p text:style-name="Etapas"/>
      <text:p text:style-name="Etapas"><text:s text:c="4"/>def clean_cpf(self):</text:p>
      <text:p text:style-name="Etapas"><text:s text:c="8"/>cpf = self.cleaned_data['cpf']</text:p>
      <text:p text:style-name="Etapas"><text:s text:c="8"/>return ''.join(filter(str.isdigit, cpf)) </text:p>
      <text:p text:style-name="Etapas"/>
      <text:p text:style-name="Etapas"><text:s text:c="4"/>def clean_contato(self):</text:p>
      <text:p text:style-name="Etapas"><text:s text:c="8"/>contato = self.cleaned_data['contato']</text:p>
      <text:p text:style-name="Etapas"><text:s text:c="8"/>return ''.join(filter(str.isdigit, contato)) </text:p>
      <text:p text:style-name="Etapas"/>
      <text:p text:style-name="Standard"><text:span text:style-name="T18">11.</text:span><text:span text:style-name="T10"> A</text:span>pós isso, localize o arquivo <text:span text:style-name="T1">urls.py</text:span> e substitua o código que está lá pelo abaixo:</text:p>
      <text:p text:style-name="Etapas"/>
      <text:p text:style-name="Etapas">from django.urls import path</text:p>
      <text:p text:style-name="Etapas">from django.views.generic import RedirectView</text:p>
      <text:p text:style-name="Etapas">from . import views</text:p>
      <text:p text:style-name="Etapas"/>
      <text:p text:style-name="Etapas">urlpatterns = [</text:p>
      <text:p text:style-name="Etapas"><text:s text:c="4"/>path('', RedirectView.as_view(pattern_name='main_page'), name='index'),</text:p>
      <text:p text:style-name="Etapas"><text:s text:c="4"/>path('main_page/', views.main_page, name='main_page'),</text:p>
      <text:p text:style-name="Etapas"><text:s text:c="4"/>path('cadastrar_doador/', views.cadastrar_doador, name='cadastrar_doador'),</text:p>
      <text:p text:style-name="Etapas"><text:s text:c="4"/>path('editar_doador/&lt;int:doador_id&gt;/', views.editar_doador, name='editar_doador'),</text:p>
      <text:p text:style-name="Etapas"><text:s text:c="4"/>path('excluir_doador/&lt;int:doador_id&gt;/', views.excluir_doador, name='excluir_doador'),</text:p>
      <text:p text:style-name="Etapas"><text:s text:c="4"/>path('pesquisar_doador/', views.pesquisar_doador, name='pesquisar_doador'),</text:p>
      <text:p text:style-name="Etapas"><text:s text:c="4"/>path('reativar_doador/&lt;int:doador_id&gt;/', views.reativar_doador, name='reativar_doador'),</text:p>
      <text:p text:style-name="Etapas">]</text:p>
      <text:p text:style-name="Etapas"/>
      <text:p text:style-name="Standard">1<text:span text:style-name="T18">2</text:span>. Agora, crie os seguintes arquivos dentro da pasta <text:span text:style-name="T1">templates</text:span><text:span text:style-name="T5">: </text:span><text:span text:style-name="T14">base.html</text:span><text:span text:style-name="T11">, </text:span><text:span text:style-name="T1">cadastrar_doador.html</text:span>, <text:span text:style-name="T1">editar_doador.html</text:span>, <text:span text:style-name="T1">excluir_doador.htm</text:span>l, <text:span text:style-name="T1">main_page.html</text:span> <text:span text:style-name="T17">e </text:span><text:span text:style-name="T1">pesquisar_doador.html</text:span></text:p>
      <text:p text:style-name="P3"/>
      <text:p text:style-name="Standard">1<text:span text:style-name="T19">3</text:span>. Crie uma pasta chamada <text:span text:style-name="T1">static</text:span><text:span text:style-name="T5">. Lembrando que essa pasta será criada no mesmo nível das pastas </text:span><text:span text:style-name="T15">doacoes</text:span><text:span text:style-name="T12"> e </text:span><text:span text:style-name="T15">templates</text:span><text:span text:style-name="T12">.</text:span></text:p>
      <text:p text:style-name="Standard"><text:span text:style-name="T12"/></text:p>
      <text:p text:style-name="P5"><text:span text:style-name="T11">1</text:span><text:span text:style-name="T13">4</text:span><text:span text:style-name="T11">. Faça o download <text:s/>do Materialize. Ele será nosso frontend do nosso porjeto.</text:span></text:p>
      <text:p text:style-name="P5"><text:span text:style-name="T11"/></text:p>
      <text:p text:style-name="P5"><text:span text:style-name="T11">https://github.com/Dogfalo/materialize/releases/download/1.0.0/materialize-v1.0.0.zip </text:span></text:p>
      <text:p text:style-name="P5"/>
      <text:p text:style-name="P5">1<text:span text:style-name="T19">5</text:span>. Após o download, extraia e coloque as pastas <text:span text:style-name="T1">css </text:span><text:span text:style-name="T5">e </text:span><text:span text:style-name="T1">js</text:span><text:span text:style-name="T5"> dentro da pasta </text:span><text:span text:style-name="T1">static</text:span><text:span text:style-name="T5"> criada no projeto.</text:span></text:p>
      <text:p text:style-name="P5"><text:span text:style-name="T5"/></text:p>
      <text:p text:style-name="P5"><text:span text:style-name="T5">1</text:span><text:span text:style-name="T9">6</text:span><text:span text:style-name="T5">. Vá até </text:span><text:span text:style-name="T1">base.html </text:span><text:span text:style-name="T5">e cole o bloco de código abaixo.</text:span></text:p>
      <text:p text:style-name="P5"><text:span text:style-name="T5"/></text:p>
      <text:p text:style-name="Etapas">&lt;!DOCTYPE html&gt;</text:p>
      <text:p text:style-name="Etapas">&lt;html lang="pt-BR"&gt;</text:p>
      <text:p text:style-name="Etapas"/>
      <text:p text:style-name="Etapas">&lt;head&gt;</text:p>
      <text:p text:style-name="Etapas"><text:s text:c="4"/>&lt;meta charset="UTF-8"&gt;</text:p>
      <text:p text:style-name="Etapas"><text:s text:c="4"/>&lt;meta name="viewport" content="width=device-width, initial-scale=1.0"&gt;</text:p>
      <text:p text:style-name="Etapas"><text:s text:c="4"/>&lt;title&gt;{% block title %}Sistema de Doações{% endblock title %}&lt;/title&gt;</text:p>
      <text:p text:style-name="Etapas"><text:soft-page-break/><text:s text:c="4"/>{% load static %}</text:p>
      <text:p text:style-name="Etapas"><text:s text:c="4"/>&lt;link href="{% static 'css/materialize.min.css' %}" rel="stylesheet"&gt;</text:p>
      <text:p text:style-name="Etapas"><text:s text:c="4"/>&lt;link href="https://fonts.googleapis.com/icon?family=Material+Icons" rel="stylesheet"&gt;</text:p>
      <text:p text:style-name="Etapas">&lt;/head&gt;</text:p>
      <text:p text:style-name="Etapas"/>
      <text:p text:style-name="Etapas">&lt;body&gt;</text:p>
      <text:p text:style-name="Etapas"><text:s text:c="4"/>&lt;main&gt;</text:p>
      <text:p text:style-name="Etapas"><text:s text:c="8"/>{% block content %}</text:p>
      <text:p text:style-name="Etapas"/>
      <text:p text:style-name="Etapas"><text:s text:c="8"/>{% endblock content %}</text:p>
      <text:p text:style-name="Etapas"><text:s text:c="4"/>&lt;/main&gt;</text:p>
      <text:p text:style-name="Etapas"><text:s text:c="4"/>&lt;script src="{% static 'js/materialize.min.js' %}"&gt;&lt;/script&gt;</text:p>
      <text:p text:style-name="Etapas"><text:s text:c="4"/>&lt;script&gt;</text:p>
      <text:p text:style-name="Etapas"><text:s text:c="8"/>document.addEventListener('DOMContentLoaded', function () {</text:p>
      <text:p text:style-name="Etapas"><text:s text:c="12"/>var elems = document.querySelectorAll('select');</text:p>
      <text:p text:style-name="Etapas"><text:s text:c="12"/>var instances = M.FormSelect.init(elems, options);</text:p>
      <text:p text:style-name="Etapas"><text:s text:c="8"/>});</text:p>
      <text:p text:style-name="Etapas"><text:s text:c="4"/>&lt;/script&gt;</text:p>
      <text:p text:style-name="Etapas">&lt;/body&gt;</text:p>
      <text:p text:style-name="Etapas"/>
      <text:p text:style-name="Etapas">&lt;/html&gt;</text:p>
      <text:p text:style-name="Etapas"/>
      <text:p text:style-name="P5">1<text:span text:style-name="T20">7</text:span>. Vá até <text:span text:style-name="T1">cadastrar_doador.html</text:span><text:span text:style-name="T5"> e coloque o código abaixo.</text:span></text:p>
      <text:p text:style-name="P5"><text:span text:style-name="T5"/></text:p>
      <text:p text:style-name="Etapas">{% extends 'base.html' %}</text:p>
      <text:p text:style-name="Etapas"/>
      <text:p text:style-name="Etapas">{% block title %}CADASTRO DE DOADORES{% endblock title %}</text:p>
      <text:p text:style-name="Etapas"/>
      <text:p text:style-name="Etapas">{% block content %}</text:p>
      <text:p text:style-name="Etapas">&lt;section id="cadastro" class="container py-4 mb-4"&gt;</text:p>
      <text:p text:style-name="Etapas"><text:s text:c="4"/>&lt;div class="card border"&gt;</text:p>
      <text:p text:style-name="Etapas"><text:s text:c="8"/>&lt;div class="card-content"&gt;</text:p>
      <text:p text:style-name="Etapas"><text:s text:c="12"/>&lt;blockquote&gt;&lt;span class="card-title"&gt;CADASTRAR NOVO DOADOR&lt;/span&gt;&lt;/blockquote&gt;</text:p>
      <text:p text:style-name="Etapas"><text:s text:c="12"/>&lt;div class="divider red darken-2"&gt;&lt;/div&gt;</text:p>
      <text:p text:style-name="Etapas"><text:s text:c="12"/>&lt;form action="{% url 'cadastrar_doador' %}" method="POST" class="row" novalidate&gt;</text:p>
      <text:p text:style-name="Etapas"><text:s text:c="16"/>{% csrf_token %}</text:p>
      <text:p text:style-name="Etapas"><text:s text:c="16"/>&lt;div class="input-field col s12 m6"&gt;</text:p>
      <text:p text:style-name="Etapas"><text:s text:c="20"/>{{ form.nome.label_tag }}</text:p>
      <text:p text:style-name="Etapas"><text:s text:c="20"/>{{ form.nome }}</text:p>
      <text:p text:style-name="Etapas"><text:s text:c="20"/>{% if form.nome.errors %}</text:p>
      <text:p text:style-name="Etapas"><text:s text:c="20"/>{% for error in form.nome.errors %}</text:p>
      <text:p text:style-name="Etapas"><text:s text:c="20"/>&lt;span class="helper-text red-text"&gt;{{ error }}&lt;/span&gt;</text:p>
      <text:p text:style-name="Etapas"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{{ form.cpf.label_tag }}</text:p>
      <text:p text:style-name="Etapas"><text:s text:c="20"/>{{ form.cpf }}</text:p>
      <text:p text:style-name="Etapas"><text:s text:c="20"/>{% if form.cpf.errors %}</text:p>
      <text:p text:style-name="Etapas"><text:s text:c="20"/>{% for error in form.cpf.errors %}</text:p>
      <text:p text:style-name="Etapas"><text:s text:c="20"/>&lt;span class="helper-text red-text"&gt;{{ error }}&lt;/span&gt;</text:p>
      <text:p text:style-name="Etapas"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{{ form.contato.label_tag }}</text:p>
      <text:p text:style-name="Etapas"><text:s text:c="20"/>{{ form.contato }}</text:p>
      <text:p text:style-name="Etapas"><text:s text:c="20"/>{% if form.contato.errors %}</text:p>
      <text:p text:style-name="Etapas"><text:s text:c="20"/>{% for error in form.contato.errors %}</text:p>
      <text:p text:style-name="Etapas"><text:s text:c="20"/>&lt;span class="helper-text red-text"&gt;{{ error }}&lt;/span&gt;</text:p>
      <text:p text:style-name="Etapas"><text:soft-page-break/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&lt;div class="col s12 m6"&gt;</text:p>
      <text:p text:style-name="Etapas"><text:s text:c="24"/>&lt;label&gt;TIPO SANGUÍNEO:&lt;/label&gt;</text:p>
      <text:p text:style-name="Etapas"><text:s text:c="24"/>&lt;div class="input-field"&gt;</text:p>
      <text:p text:style-name="Etapas"><text:s text:c="28"/>{% for tipo_sangue in form.tipo_sanguineo %}</text:p>
      <text:p text:style-name="Etapas"><text:s text:c="28"/>&lt;p&gt;</text:p>
      <text:p text:style-name="Etapas"><text:s text:c="32"/>&lt;label&gt;</text:p>
      <text:p text:style-name="Etapas"><text:s text:c="36"/>{{ tipo_sangue.tag }}</text:p>
      <text:p text:style-name="Etapas"><text:s text:c="36"/>&lt;span&gt;{{ tipo_sangue.choice_label }}&lt;/span&gt;</text:p>
      <text:p text:style-name="Etapas"><text:s text:c="32"/>&lt;/label&gt;</text:p>
      <text:p text:style-name="Etapas"><text:s text:c="28"/>&lt;/p&gt;</text:p>
      <text:p text:style-name="Etapas"><text:s text:c="28"/>{% endfor %}</text:p>
      <text:p text:style-name="Etapas"><text:s text:c="28"/>{% if form.tipo_sanguineo.errors %}</text:p>
      <text:p text:style-name="Etapas"><text:s text:c="28"/>&lt;span class="helper-text red-text"&gt;{{ form.tipo_sanguineo.errors }}&lt;/span&gt;</text:p>
      <text:p text:style-name="Etapas"><text:s text:c="28"/>{% endif %}</text:p>
      <text:p text:style-name="Etapas"><text:s text:c="24"/>&lt;/div&gt;</text:p>
      <text:p text:style-name="Etapas"><text:s text:c="20"/>&lt;/div&gt;</text:p>
      <text:p text:style-name="Etapas"><text:s text:c="20"/>&lt;div class="col s12 m6"&gt;</text:p>
      <text:p text:style-name="Etapas"><text:s text:c="24"/>&lt;label&gt;RH:&lt;/label&gt;</text:p>
      <text:p text:style-name="Etapas"><text:s text:c="24"/>&lt;div class="input-field"&gt;</text:p>
      <text:p text:style-name="Etapas"><text:s text:c="28"/>{% for rh in form.rh %}</text:p>
      <text:p text:style-name="Etapas"><text:s text:c="28"/>&lt;p&gt;</text:p>
      <text:p text:style-name="Etapas"><text:s text:c="32"/>&lt;label&gt;</text:p>
      <text:p text:style-name="Etapas"><text:s text:c="36"/>{{ rh.tag }}</text:p>
      <text:p text:style-name="Etapas"><text:s text:c="36"/>&lt;span&gt;{{ rh.choice_label }}&lt;/span&gt;</text:p>
      <text:p text:style-name="Etapas"><text:s text:c="32"/>&lt;/label&gt;</text:p>
      <text:p text:style-name="Etapas"><text:s text:c="28"/>&lt;/p&gt;</text:p>
      <text:p text:style-name="Etapas"><text:s text:c="28"/>{% endfor %}</text:p>
      <text:p text:style-name="Etapas"><text:s text:c="28"/>{% if form.rh.errors %}</text:p>
      <text:p text:style-name="Etapas"><text:s text:c="28"/>&lt;span class="helper-text red-text"&gt;{{ form.rh.errors }}&lt;/span&gt;</text:p>
      <text:p text:style-name="Etapas"><text:s text:c="28"/>{% endif %}</text:p>
      <text:p text:style-name="Etapas"><text:s text:c="24"/>&lt;/div&gt;</text:p>
      <text:p text:style-name="Etapas"><text:s text:c="20"/>&lt;/div&gt;</text:p>
      <text:p text:style-name="Etapas"><text:s text:c="16"/>&lt;/div&gt;</text:p>
      <text:p text:style-name="Etapas"><text:s text:c="16"/>&lt;div class="input-field col s12"&gt;</text:p>
      <text:p text:style-name="Etapas"><text:s text:c="20"/>&lt;button type="submit" class="waves-effect waves-light btn"&gt;</text:p>
      <text:p text:style-name="Etapas"><text:s text:c="24"/>CADASTRAR</text:p>
      <text:p text:style-name="Etapas"><text:s text:c="24"/>&lt;i class="material-icons left"&gt;person_add&lt;/i&gt;</text:p>
      <text:p text:style-name="Etapas"><text:s text:c="20"/>&lt;/button&gt;</text:p>
      <text:p text:style-name="Etapas"><text:s text:c="20"/>&lt;a href="{% url 'main_page' %}" class="btn red"&gt;</text:p>
      <text:p text:style-name="Etapas"><text:s text:c="24"/>VOLTAR À TELA PRINCIPAL</text:p>
      <text:p text:style-name="Etapas"><text:s text:c="24"/>&lt;i class="material-icons left"&gt;arrow_back&lt;/i&gt;</text:p>
      <text:p text:style-name="Etapas"><text:s text:c="20"/>&lt;/a&gt;</text:p>
      <text:p text:style-name="Etapas"><text:s text:c="16"/>&lt;/div&gt;</text:p>
      <text:p text:style-name="Etapas"><text:s text:c="12"/>&lt;/form&gt;</text:p>
      <text:p text:style-name="Etapas"><text:s text:c="8"/>&lt;/div&gt;</text:p>
      <text:p text:style-name="Etapas"><text:s text:c="4"/>&lt;/div&gt;</text:p>
      <text:p text:style-name="Etapas">&lt;/section&gt;</text:p>
      <text:p text:style-name="Etapas"/>
      <text:p text:style-name="Etapas"/>
      <text:p text:style-name="Etapas">{% if messages %}</text:p>
      <text:p text:style-name="Etapas">&lt;div class="container"&gt;</text:p>
      <text:p text:style-name="Etapas"><text:s text:c="4"/>&lt;div class="row"&gt;</text:p>
      <text:p text:style-name="Etapas"><text:s text:c="8"/>&lt;div class="col s12"&gt;</text:p>
      <text:p text:style-name="Etapas"><text:s text:c="12"/>{% for message in messages %}</text:p>
      <text:p text:style-name="Etapas"><text:s text:c="12"/>&lt;div</text:p>
      <text:p text:style-name="Etapas"><text:s text:c="16"/>class="card-panel {% if message.tags == 'error' %}red lighten-2{% elif message.tags == 'success' %}teal lighten-2{% endif %}"&gt;</text:p>
      <text:p text:style-name="Etapas"><text:s text:c="16"/>&lt;span class="white-text"&gt;{{ message }}&lt;/span&gt;</text:p>
      <text:p text:style-name="Etapas"><text:soft-page-break/><text:s text:c="12"/>&lt;/div&gt;</text:p>
      <text:p text:style-name="Etapas"><text:s text:c="12"/>{% endfor %}</text:p>
      <text:p text:style-name="Etapas"><text:s text:c="8"/>&lt;/div&gt;</text:p>
      <text:p text:style-name="Etapas"><text:s text:c="4"/>&lt;/div&gt;</text:p>
      <text:p text:style-name="Etapas">&lt;/div&gt;</text:p>
      <text:p text:style-name="Etapas">{% endif %}</text:p>
      <text:p text:style-name="Etapas"/>
      <text:p text:style-name="Etapas"/>
      <text:p text:style-name="Etapas"/>
      <text:p text:style-name="Etapas">&lt;section id="doadores" class="container py-4 mb-4"&gt;</text:p>
      <text:p text:style-name="Etapas"><text:s text:c="4"/>&lt;div class="card border"&gt;</text:p>
      <text:p text:style-name="Etapas"><text:s text:c="8"/>&lt;div class="card-content"&gt;</text:p>
      <text:p text:style-name="Etapas"><text:s text:c="12"/>&lt;blockquote&gt;&lt;span class="card-title"&gt;DOADORES CADASTRADOS&lt;/span&gt;&lt;/blockquote&gt;</text:p>
      <text:p text:style-name="Etapas"><text:s text:c="12"/>&lt;div class="divider red darken-2"&gt;&lt;/div&gt;</text:p>
      <text:p text:style-name="Etapas"><text:s text:c="12"/>{% if doadores %}</text:p>
      <text:p text:style-name="Etapas"><text:s text:c="12"/>&lt;table class="striped bordered centered"&gt;</text:p>
      <text:p text:style-name="Etapas"><text:s text:c="16"/>&lt;thead&gt;</text:p>
      <text:p text:style-name="Etapas"><text:s text:c="20"/>&lt;tr&gt;</text:p>
      <text:p text:style-name="Etapas"><text:s text:c="24"/>&lt;th&gt;CÓDIGO&lt;/th&gt;</text:p>
      <text:p text:style-name="Etapas"><text:s text:c="24"/>&lt;th&gt;NOME&lt;/th&gt;</text:p>
      <text:p text:style-name="Etapas"><text:s text:c="24"/>&lt;th&gt;CPF&lt;/th&gt;</text:p>
      <text:p text:style-name="Etapas"><text:s text:c="24"/>&lt;th&gt;CONTATO&lt;/th&gt;</text:p>
      <text:p text:style-name="Etapas"><text:s text:c="24"/>&lt;th&gt;TIPO SANGUÍNEO&lt;/th&gt;</text:p>
      <text:p text:style-name="Etapas"><text:s text:c="24"/>&lt;th&gt;RH&lt;/th&gt;</text:p>
      <text:p text:style-name="Etapas"><text:s text:c="24"/>&lt;th&gt;SITUAÇÃO&lt;/th&gt;</text:p>
      <text:p text:style-name="Etapas"><text:s text:c="20"/>&lt;/tr&gt;</text:p>
      <text:p text:style-name="Etapas"><text:s text:c="16"/>&lt;/thead&gt;</text:p>
      <text:p text:style-name="Etapas"><text:s text:c="16"/>&lt;tbody&gt;</text:p>
      <text:p text:style-name="Etapas"><text:s text:c="20"/>{% for doador in doadores %}</text:p>
      <text:p text:style-name="Etapas"><text:s text:c="20"/>&lt;tr&gt;</text:p>
      <text:p text:style-name="Etapas"><text:s text:c="24"/>&lt;td&gt;{{ doador.codigo }}&lt;/td&gt;</text:p>
      <text:p text:style-name="Etapas"><text:s text:c="24"/>&lt;td&gt;{{ doador.nome }}&lt;/td&gt;</text:p>
      <text:p text:style-name="Etapas"><text:s text:c="24"/>&lt;td&gt;{{ doador.cpf }}&lt;/td&gt;</text:p>
      <text:p text:style-name="Etapas"><text:s text:c="24"/>&lt;td&gt;{{ doador.contato }}&lt;/td&gt;</text:p>
      <text:p text:style-name="Etapas"><text:s text:c="24"/>&lt;td&gt;{{ doador.get_tipo_sanguineo_display }}&lt;/td&gt;</text:p>
      <text:p text:style-name="Etapas"><text:s text:c="24"/>&lt;td&gt;{{ doador.get_rh_display }}&lt;/td&gt;</text:p>
      <text:p text:style-name="Etapas"><text:s text:c="24"/>&lt;td&gt;{{ doador.situacao }}&lt;/td&gt;</text:p>
      <text:p text:style-name="Etapas"><text:s text:c="20"/>&lt;/tr&gt;</text:p>
      <text:p text:style-name="Etapas"><text:s text:c="20"/>{% endfor %}</text:p>
      <text:p text:style-name="Etapas"><text:s text:c="16"/>&lt;/tbody&gt;</text:p>
      <text:p text:style-name="Etapas"><text:s text:c="12"/>&lt;/table&gt;</text:p>
      <text:p text:style-name="Etapas"><text:s text:c="12"/>{% else %}</text:p>
      <text:p text:style-name="Etapas"><text:s text:c="12"/>&lt;div class="card-panel"&gt;</text:p>
      <text:p text:style-name="Etapas"><text:s text:c="16"/>&lt;p&gt;Nenhum doador cadastrado ainda.&lt;/p&gt;</text:p>
      <text:p text:style-name="Etapas"><text:s text:c="12"/>&lt;/div&gt;</text:p>
      <text:p text:style-name="Etapas"><text:s text:c="12"/>{% endif %}</text:p>
      <text:p text:style-name="Etapas"><text:s text:c="8"/>&lt;/div&gt;</text:p>
      <text:p text:style-name="Etapas"><text:s text:c="4"/>&lt;/div&gt;</text:p>
      <text:p text:style-name="Etapas">&lt;/section&gt;</text:p>
      <text:p text:style-name="Etapas"/>
      <text:p text:style-name="Etapas">{% endblock content %}</text:p>
      <text:p text:style-name="Etapas"/>
      <text:p text:style-name="P4"><text:span text:style-name="T17">1</text:span><text:span text:style-name="T20">8</text:span><text:span text:style-name="T17">. Vá até </text:span><text:span text:style-name="T3">editar_doador.html </text:span><text:span text:style-name="T8">e cole o bloco de código abaixo.</text:span></text:p>
      <text:p text:style-name="P4"><text:span text:style-name="T8"/></text:p>
      <text:p text:style-name="Etapas">{% extends 'base.html' %}</text:p>
      <text:p text:style-name="Etapas"/>
      <text:p text:style-name="Etapas">{% block title %}EDITAR DOADOR{% endblock title %}</text:p>
      <text:p text:style-name="Etapas"/>
      <text:p text:style-name="Etapas">{% block content %}</text:p>
      <text:p text:style-name="Etapas"/>
      <text:p text:style-name="Etapas">&lt;!-- Bloco de Dados Atuais do Doador --&gt;</text:p>
      <text:p text:style-name="Etapas">&lt;section class="container py-4 mb-4"&gt;</text:p>
      <text:p text:style-name="Etapas"><text:soft-page-break/><text:s text:c="4"/>&lt;div class="card border"&gt;</text:p>
      <text:p text:style-name="Etapas"><text:s text:c="8"/>&lt;div class="card-content"&gt;</text:p>
      <text:p text:style-name="Etapas"><text:s text:c="12"/>&lt;blockquote&gt;</text:p>
      <text:p text:style-name="Etapas"><text:s text:c="16"/>&lt;span class="card-title"&gt;DADOS ATUAIS DO DOADOR&lt;/span&gt;</text:p>
      <text:p text:style-name="Etapas"><text:s text:c="12"/>&lt;/blockquote&gt;</text:p>
      <text:p text:style-name="Etapas"><text:s text:c="12"/>&lt;div class="divider red darken-2"&gt;&lt;/div&gt;</text:p>
      <text:p text:style-name="Etapas"><text:s text:c="12"/>&lt;div class="py-3 mt-3 mb-3"&gt;&lt;br&gt;&lt;/div&gt; <text:s text:c="3"/></text:p>
      <text:p text:style-name="Etapas"><text:s text:c="12"/>&lt;div class="row"&gt;</text:p>
      <text:p text:style-name="Etapas"><text:s text:c="16"/>&lt;div class="col s12 m6"&gt; <text:s text:c="18"/></text:p>
      <text:p text:style-name="Etapas"><text:s text:c="20"/>&lt;p&gt;&lt;strong&gt;NOME:&lt;/strong&gt; {{ doador.nome }}&lt;/p&gt;</text:p>
      <text:p text:style-name="Etapas"><text:s text:c="20"/>&lt;p&gt;&lt;strong&gt;CPF:&lt;/strong&gt; {{ doador.cpf }}&lt;/p&gt;</text:p>
      <text:p text:style-name="Etapas"><text:s text:c="20"/>&lt;p&gt;&lt;strong&gt;CONTATO:&lt;/strong&gt; {{ doador.contato }}&lt;/p&gt;</text:p>
      <text:p text:style-name="Etapas"><text:s text:c="16"/>&lt;/div&gt;</text:p>
      <text:p text:style-name="Etapas"><text:s text:c="16"/>&lt;div class="col s12 m6"&gt;</text:p>
      <text:p text:style-name="Etapas"><text:s text:c="20"/>&lt;p&gt;&lt;strong&gt;TIPO SANGUÍNEO:&lt;/strong&gt; {{ doador.get_tipo_sanguineo_display }}&lt;/p&gt;</text:p>
      <text:p text:style-name="Etapas"><text:s text:c="20"/>&lt;p&gt;&lt;strong&gt;RH:&lt;/strong&gt; {{ doador.get_rh_display }}&lt;/p&gt;</text:p>
      <text:p text:style-name="Etapas"><text:s text:c="16"/>&lt;/div&gt;</text:p>
      <text:p text:style-name="Etapas"><text:s text:c="12"/>&lt;/div&gt;</text:p>
      <text:p text:style-name="Etapas"><text:s text:c="12"/>{% if doador.situacao == 'INATIVO' %}</text:p>
      <text:p text:style-name="Etapas"><text:s text:c="12"/>&lt;a href="{% url 'reativar_doador' doador.codigo %}" class="btn waves-effect waves-light"&gt;Reativar Doador&lt;/a&gt;</text:p>
      <text:p text:style-name="Etapas"/>
      <text:p text:style-name="Etapas"><text:s text:c="12"/>{% endif %}</text:p>
      <text:p text:style-name="Etapas"><text:s text:c="8"/>&lt;/div&gt;</text:p>
      <text:p text:style-name="Etapas"><text:s text:c="4"/>&lt;/div&gt;</text:p>
      <text:p text:style-name="Etapas">&lt;/section&gt;</text:p>
      <text:p text:style-name="Etapas"/>
      <text:p text:style-name="Etapas">{% if doador.situacao == 'ATIVO' %}</text:p>
      <text:p text:style-name="Etapas">&lt;!-- Formulário de Edição do Doador --&gt;</text:p>
      <text:p text:style-name="Etapas"/>
      <text:p text:style-name="Etapas">&lt;section class="container py-4 mb-4"&gt;</text:p>
      <text:p text:style-name="Etapas"><text:s text:c="4"/>&lt;div class="card border"&gt;</text:p>
      <text:p text:style-name="Etapas"><text:s text:c="8"/>&lt;div class="card-content"&gt;</text:p>
      <text:p text:style-name="Etapas"><text:s text:c="12"/>&lt;blockquote&gt;</text:p>
      <text:p text:style-name="Etapas"><text:s text:c="16"/>&lt;span class="card-title"&gt;EDITAR DOADOR&lt;/span&gt;</text:p>
      <text:p text:style-name="Etapas"><text:s text:c="12"/>&lt;/blockquote&gt;</text:p>
      <text:p text:style-name="Etapas"><text:s text:c="12"/>&lt;div class="divider red darken-2"&gt;&lt;/div&gt;</text:p>
      <text:p text:style-name="Etapas"><text:s text:c="12"/>&lt;div class="py-3 mt-3 mb-3"&gt;&lt;br&gt;&lt;/div&gt; <text:s text:c="9"/></text:p>
      <text:p text:style-name="Etapas"><text:s text:c="12"/>&lt;form method="POST" class="row" novalidate&gt;</text:p>
      <text:p text:style-name="Etapas"><text:s text:c="16"/>{% csrf_token %}</text:p>
      <text:p text:style-name="Etapas"><text:s text:c="16"/>&lt;div class="input-field col s12 m6"&gt;</text:p>
      <text:p text:style-name="Etapas"><text:s text:c="20"/>{{ form.nome.label_tag }}</text:p>
      <text:p text:style-name="Etapas"><text:s text:c="20"/>{{ form.nome }}</text:p>
      <text:p text:style-name="Etapas"><text:s text:c="20"/>{% if form.nome.errors %}</text:p>
      <text:p text:style-name="Etapas"><text:s text:c="20"/>{% for error in form.nome.errors %}</text:p>
      <text:p text:style-name="Etapas"><text:s text:c="20"/>&lt;span class="helper-text red-text"&gt;{{ error }}&lt;/span&gt;</text:p>
      <text:p text:style-name="Etapas"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{{ form.cpf.label_tag }}</text:p>
      <text:p text:style-name="Etapas"><text:s text:c="20"/>{{ form.cpf }}</text:p>
      <text:p text:style-name="Etapas"><text:s text:c="20"/>{% if form.cpf.errors %}</text:p>
      <text:p text:style-name="Etapas"><text:s text:c="20"/>{% for error in form.cpf.errors %}</text:p>
      <text:p text:style-name="Etapas"><text:s text:c="20"/>&lt;span class="helper-text red-text"&gt;{{ error }}&lt;/span&gt;</text:p>
      <text:p text:style-name="Etapas"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{{ form.contato.label_tag }}</text:p>
      <text:p text:style-name="Etapas"><text:s text:c="20"/>{{ form.contato }}</text:p>
      <text:p text:style-name="Etapas"><text:s text:c="20"/>{% if form.contato.errors %}</text:p>
      <text:p text:style-name="Etapas"><text:s text:c="20"/>{% for error in form.contato.errors %}</text:p>
      <text:p text:style-name="Etapas"><text:soft-page-break/><text:s text:c="20"/>&lt;span class="helper-text red-text"&gt;{{ error }}&lt;/span&gt;</text:p>
      <text:p text:style-name="Etapas"><text:s text:c="20"/>{% endfor %}</text:p>
      <text:p text:style-name="Etapas"><text:s text:c="20"/>{% endif %}</text:p>
      <text:p text:style-name="Etapas"><text:s text:c="16"/>&lt;/div&gt;</text:p>
      <text:p text:style-name="Etapas"><text:s text:c="16"/>&lt;div class="input-field col s12 m6"&gt;</text:p>
      <text:p text:style-name="Etapas"><text:s text:c="20"/>&lt;div class="col s12 m6"&gt;</text:p>
      <text:p text:style-name="Etapas"><text:s text:c="24"/>&lt;label&gt;TIPO SANGUÍNEO:&lt;/label&gt;</text:p>
      <text:p text:style-name="Etapas"><text:s text:c="24"/>&lt;div class="input-field"&gt;</text:p>
      <text:p text:style-name="Etapas"><text:s text:c="28"/>{% for tipo_sangue in form.tipo_sanguineo %}</text:p>
      <text:p text:style-name="Etapas"><text:s text:c="28"/>&lt;p&gt;</text:p>
      <text:p text:style-name="Etapas"><text:s text:c="32"/>&lt;label&gt;</text:p>
      <text:p text:style-name="Etapas"><text:s text:c="36"/>{{ tipo_sangue.tag }}</text:p>
      <text:p text:style-name="Etapas"><text:s text:c="36"/>&lt;span&gt;{{ tipo_sangue.choice_label }}&lt;/span&gt;</text:p>
      <text:p text:style-name="Etapas"><text:s text:c="32"/>&lt;/label&gt;</text:p>
      <text:p text:style-name="Etapas"><text:s text:c="28"/>&lt;/p&gt;</text:p>
      <text:p text:style-name="Etapas"><text:s text:c="28"/>{% endfor %}</text:p>
      <text:p text:style-name="Etapas"><text:s text:c="28"/>{% if form.tipo_sanguineo.errors %}</text:p>
      <text:p text:style-name="Etapas"><text:s text:c="28"/>&lt;span class="helper-text red-text"&gt;{{ form.tipo_sanguineo.errors }}&lt;/span&gt;</text:p>
      <text:p text:style-name="Etapas"><text:s text:c="28"/>{% endif %}</text:p>
      <text:p text:style-name="Etapas"><text:s text:c="24"/>&lt;/div&gt;</text:p>
      <text:p text:style-name="Etapas"><text:s text:c="20"/>&lt;/div&gt;</text:p>
      <text:p text:style-name="Etapas"><text:s text:c="20"/>&lt;div class="col s12 m6"&gt;</text:p>
      <text:p text:style-name="Etapas"><text:s text:c="24"/>&lt;label&gt;RH:&lt;/label&gt;</text:p>
      <text:p text:style-name="Etapas"><text:s text:c="24"/>&lt;div class="input-field"&gt;</text:p>
      <text:p text:style-name="Etapas"><text:s text:c="28"/>{% for rh in form.rh %}</text:p>
      <text:p text:style-name="Etapas"><text:s text:c="28"/>&lt;p&gt;</text:p>
      <text:p text:style-name="Etapas"><text:s text:c="32"/>&lt;label&gt;</text:p>
      <text:p text:style-name="Etapas"><text:s text:c="36"/>{{ rh.tag }}</text:p>
      <text:p text:style-name="Etapas"><text:s text:c="36"/>&lt;span&gt;{{ rh.choice_label }}&lt;/span&gt;</text:p>
      <text:p text:style-name="Etapas"><text:s text:c="32"/>&lt;/label&gt;</text:p>
      <text:p text:style-name="Etapas"><text:s text:c="28"/>&lt;/p&gt;</text:p>
      <text:p text:style-name="Etapas"><text:s text:c="28"/>{% endfor %}</text:p>
      <text:p text:style-name="Etapas"><text:s text:c="28"/>{% if form.rh.errors %}</text:p>
      <text:p text:style-name="Etapas"><text:s text:c="28"/>&lt;span class="helper-text red-text"&gt;{{ form.rh.errors }}&lt;/span&gt;</text:p>
      <text:p text:style-name="Etapas"><text:s text:c="28"/>{% endif %}</text:p>
      <text:p text:style-name="Etapas"><text:s text:c="24"/>&lt;/div&gt;</text:p>
      <text:p text:style-name="Etapas"><text:s text:c="20"/>&lt;/div&gt;</text:p>
      <text:p text:style-name="Etapas"><text:s text:c="16"/>&lt;/div&gt;</text:p>
      <text:p text:style-name="Etapas"><text:s text:c="16"/>&lt;div class="row"&gt;</text:p>
      <text:p text:style-name="Etapas"><text:s text:c="20"/>&lt;div class="col s12"&gt;</text:p>
      <text:p text:style-name="Etapas"><text:s text:c="24"/>&lt;button type="submit" class="waves-effect waves-light btn"&gt;SALVAR</text:p>
      <text:p text:style-name="Etapas"><text:s text:c="28"/>&lt;i class="material-icons left"&gt;save&lt;/i&gt;</text:p>
      <text:p text:style-name="Etapas"><text:s text:c="24"/>&lt;/button&gt;</text:p>
      <text:p text:style-name="Etapas"><text:s text:c="24"/>&lt;a href="{% url 'pesquisar_doador' %}" class="btn red"&gt;CANCELAR E VOLTAR</text:p>
      <text:p text:style-name="Etapas"><text:s text:c="28"/>&lt;i class="material-icons left"&gt;arrow_back&lt;/i&gt;</text:p>
      <text:p text:style-name="Etapas"><text:s text:c="24"/>&lt;/a&gt;</text:p>
      <text:p text:style-name="Etapas"><text:s text:c="20"/>&lt;/div&gt;</text:p>
      <text:p text:style-name="Etapas"><text:s text:c="16"/>&lt;/div&gt;</text:p>
      <text:p text:style-name="Etapas"><text:s text:c="12"/>&lt;/form&gt;</text:p>
      <text:p text:style-name="Etapas"><text:s text:c="8"/>&lt;/div&gt;</text:p>
      <text:p text:style-name="Etapas"><text:s text:c="4"/>&lt;/div&gt;</text:p>
      <text:p text:style-name="Etapas"/>
      <text:p text:style-name="Etapas">&lt;/section&gt;</text:p>
      <text:p text:style-name="Etapas">{% endif %}</text:p>
      <text:p text:style-name="Etapas">{% endblock content %}</text:p>
      <text:p text:style-name="Etapas"/>
      <text:p text:style-name="P5">1<text:span text:style-name="T20">9</text:span>. Vá até <text:span text:style-name="T1">ex</text:span><text:span text:style-name="T4">c</text:span><text:span text:style-name="T1">luir_doador.html </text:span><text:span text:style-name="T5">e cole o código abaixo.</text:span></text:p>
      <text:p text:style-name="P5"><text:span text:style-name="T5"/></text:p>
      <text:p text:style-name="Etapas">{% extends 'base.html' %}</text:p>
      <text:p text:style-name="Etapas"><text:soft-page-break/></text:p>
      <text:p text:style-name="Etapas">{% block title %}EXCLUIR DOADOR{% endblock title %}</text:p>
      <text:p text:style-name="Etapas"/>
      <text:p text:style-name="Etapas">{% block content %}</text:p>
      <text:p text:style-name="Etapas">&lt;main role="main" class="container"&gt;</text:p>
      <text:p text:style-name="Etapas"><text:s text:c="4"/>&lt;div class="row"&gt;</text:p>
      <text:p text:style-name="Etapas"><text:s text:c="8"/>&lt;div class="col s12 m6 offset-m3 valign-wrapper" style="min-height: 100vh;"&gt;</text:p>
      <text:p text:style-name="Etapas"><text:s text:c="12"/>&lt;div class="card-panel grey lighten-5 z-depth-1" style="width: 100%;"&gt;</text:p>
      <text:p text:style-name="Etapas"><text:s text:c="16"/>&lt;h3 class="center-align"&gt;CONFIRMAÇÃO DE EXCLUSÃO&lt;/h3&gt;</text:p>
      <text:p text:style-name="Etapas"><text:s text:c="16"/>&lt;p class="center-align"&gt;Tem certeza que deseja excluir o doador &lt;strong&gt;{{ doador.nome }}&lt;/strong&gt;?&lt;/p&gt;</text:p>
      <text:p text:style-name="Etapas"/>
      <text:p text:style-name="Etapas"><text:s text:c="16"/>&lt;form method="POST" class="center-align"&gt;</text:p>
      <text:p text:style-name="Etapas"><text:s text:c="20"/>{% csrf_token %}</text:p>
      <text:p text:style-name="Etapas"><text:s text:c="20"/>&lt;button type="submit" class="btn red"&gt;CONFIRMAR&lt;/button&gt;</text:p>
      <text:p text:style-name="Etapas"><text:s text:c="20"/>&lt;a href="{% url 'pesquisar_doador' %}" class="btn blue"&gt;CANCELAR&lt;/a&gt;</text:p>
      <text:p text:style-name="Etapas"><text:s text:c="16"/>&lt;/form&gt;</text:p>
      <text:p text:style-name="Etapas"><text:s text:c="12"/>&lt;/div&gt;</text:p>
      <text:p text:style-name="Etapas"><text:s text:c="8"/>&lt;/div&gt;</text:p>
      <text:p text:style-name="Etapas"><text:s text:c="4"/>&lt;/div&gt;</text:p>
      <text:p text:style-name="Etapas">&lt;/main&gt;</text:p>
      <text:p text:style-name="Etapas">{% endblock content %}</text:p>
      <text:p text:style-name="Etapas"/>
      <text:p text:style-name="P5">1<text:span text:style-name="T19">9</text:span>. Em <text:span text:style-name="T1">main_page.html </text:span><text:span text:style-name="T5">cole o bloco de código abaixo.</text:span></text:p>
      <text:p text:style-name="P5"><text:span text:style-name="T5"/></text:p>
      <text:p text:style-name="Etapas">{% extends 'base.html' %}</text:p>
      <text:p text:style-name="Etapas"/>
      <text:p text:style-name="Etapas">{% block title %}MAIN PAGE{% endblock title %}</text:p>
      <text:p text:style-name="Etapas"/>
      <text:p text:style-name="Etapas">{% block content %}</text:p>
      <text:p text:style-name="Etapas">&lt;main role="main" class="container center-align"&gt;</text:p>
      <text:p text:style-name="Etapas"><text:s text:c="4"/>&lt;header&gt;</text:p>
      <text:p text:style-name="Etapas"><text:s text:c="8"/>&lt;h1 class="center-align"&gt;MAIN PAGE&lt;/h1&gt;</text:p>
      <text:p text:style-name="Etapas"><text:s text:c="4"/>&lt;/header&gt;</text:p>
      <text:p text:style-name="Etapas"><text:s text:c="4"/>&lt;section class="row"&gt;</text:p>
      <text:p text:style-name="Etapas"><text:s text:c="8"/>&lt;article class="col s12 m6"&gt;</text:p>
      <text:p text:style-name="Etapas"><text:s text:c="12"/>&lt;section class="card blue lighten-2"&gt;</text:p>
      <text:p text:style-name="Etapas"><text:s text:c="16"/>&lt;div class="card-content white-text"&gt;</text:p>
      <text:p text:style-name="Etapas"><text:s text:c="20"/>&lt;h2 class="card-title center-align"&gt;&lt;i class="large material-icons left"&gt;person_add&lt;/i&gt;ÁREA PARA INSERIR DOADOR&lt;/h2&gt;</text:p>
      <text:p text:style-name="Etapas"><text:s text:c="16"/>&lt;/div&gt;</text:p>
      <text:p text:style-name="Etapas"><text:s text:c="16"/>&lt;footer class="card-action center-align"&gt;</text:p>
      <text:p text:style-name="Etapas"><text:s text:c="20"/>&lt;a href="{% url 'cadastrar_doador' %}" class="btn white-text"&gt;</text:p>
      <text:p text:style-name="Etapas"><text:s text:c="24"/>&lt;i class="material-icons left"&gt;person_add&lt;/i&gt;CADASTRAR DOADOR</text:p>
      <text:p text:style-name="Etapas"><text:s text:c="20"/>&lt;/a&gt;</text:p>
      <text:p text:style-name="Etapas"><text:s text:c="16"/>&lt;/footer&gt;</text:p>
      <text:p text:style-name="Etapas"><text:s text:c="12"/>&lt;/section&gt;</text:p>
      <text:p text:style-name="Etapas"><text:s text:c="8"/>&lt;/article&gt;</text:p>
      <text:p text:style-name="Etapas"><text:s text:c="8"/>&lt;article class="col s12 m6"&gt;</text:p>
      <text:p text:style-name="Etapas"><text:s text:c="12"/>&lt;section class="card green lighten-2"&gt;</text:p>
      <text:p text:style-name="Etapas"><text:s text:c="16"/>&lt;div class="card-content white-text"&gt;</text:p>
      <text:p text:style-name="Etapas"><text:s text:c="20"/>&lt;h2 class="card-title center-align"&gt;&lt;i class="large material-icons left"&gt;search&lt;/i&gt;ÁREA PARA PESQUISAR DOADOR&lt;/h2&gt;</text:p>
      <text:p text:style-name="Etapas"><text:s text:c="16"/>&lt;/div&gt;</text:p>
      <text:p text:style-name="Etapas"><text:s text:c="16"/>&lt;footer class="card-action center-align"&gt;</text:p>
      <text:p text:style-name="Etapas"><text:s text:c="20"/>&lt;a href="{% url 'pesquisar_doador' %}" class="btn white-text"&gt;</text:p>
      <text:p text:style-name="Etapas"><text:soft-page-break/><text:s text:c="24"/>&lt;i class="material-icons left"&gt;search&lt;/i&gt;PESQUISAR DOADOR</text:p>
      <text:p text:style-name="Etapas"><text:s text:c="20"/>&lt;/a&gt;</text:p>
      <text:p text:style-name="Etapas"><text:s text:c="16"/>&lt;/footer&gt;</text:p>
      <text:p text:style-name="Etapas"><text:s text:c="12"/>&lt;/section&gt;</text:p>
      <text:p text:style-name="Etapas"><text:s text:c="8"/>&lt;/article&gt;</text:p>
      <text:p text:style-name="Etapas"><text:s text:c="4"/>&lt;/section&gt;</text:p>
      <text:p text:style-name="Etapas">&lt;/main&gt;</text:p>
      <text:p text:style-name="Etapas"/>
      <text:p text:style-name="Etapas">{% endblock content %}</text:p>
      <text:p text:style-name="Etapas"/>
      <text:p text:style-name="P5"><text:span text:style-name="T20">20</text:span>. Em <text:span text:style-name="T1">pesquisar_doador.html</text:span><text:span text:style-name="T5"> cole o código abaixo.</text:span></text:p>
      <text:p text:style-name="P5"><text:span text:style-name="T5"/></text:p>
      <text:p text:style-name="Etapas">{% extends 'base.html' %}</text:p>
      <text:p text:style-name="Etapas"/>
      <text:p text:style-name="Etapas">{% block title %}PESQUISAR DOADOR{% endblock title %}</text:p>
      <text:p text:style-name="Etapas"/>
      <text:p text:style-name="Etapas">{% block content %}</text:p>
      <text:p text:style-name="Etapas">&lt;section id="search-form" class="container py-4 mb-4"&gt;</text:p>
      <text:p text:style-name="Etapas"><text:s text:c="4"/>&lt;div class="card border"&gt;</text:p>
      <text:p text:style-name="Etapas"><text:s text:c="8"/>&lt;div class="card-content"&gt;</text:p>
      <text:p text:style-name="Etapas"><text:s text:c="12"/>&lt;blockquote&gt;</text:p>
      <text:p text:style-name="Etapas"><text:s text:c="16"/>&lt;span class="card-title"&gt;PESQUISAR DOADOR(ES)&lt;/span&gt;</text:p>
      <text:p text:style-name="Etapas"><text:s text:c="12"/>&lt;/blockquote&gt;</text:p>
      <text:p text:style-name="Etapas"><text:s text:c="12"/></text:p>
      <text:p text:style-name="Etapas"><text:s text:c="12"/>&lt;div class="divider red darken-2"&gt;&lt;/div&gt;</text:p>
      <text:p text:style-name="Etapas"><text:s text:c="12"/>&lt;form action="{% url 'pesquisar_doador' %}" method="GET" novalidate&gt;</text:p>
      <text:p text:style-name="Etapas"><text:s text:c="16"/>&lt;div class="row"&gt;</text:p>
      <text:p text:style-name="Etapas"><text:s text:c="20"/>&lt;div class="input-field col s12 m6"&gt;</text:p>
      <text:p text:style-name="Etapas"><text:s text:c="24"/>&lt;label for="nome"&gt;NOME:&lt;/label&gt;</text:p>
      <text:p text:style-name="Etapas"><text:s text:c="24"/>&lt;input type="text" name="nome" id="nome" class="validate"&gt;</text:p>
      <text:p text:style-name="Etapas"><text:s text:c="20"/>&lt;/div&gt;</text:p>
      <text:p text:style-name="Etapas"><text:s text:c="20"/>&lt;div class="input-field col s12 m6"&gt;</text:p>
      <text:p text:style-name="Etapas"><text:s text:c="24"/>&lt;label for="cpf"&gt;CPF:&lt;/label&gt;</text:p>
      <text:p text:style-name="Etapas"><text:s text:c="24"/>&lt;input type="text" name="cpf" id="cpf" class="validate" maxlength="11"&gt;</text:p>
      <text:p text:style-name="Etapas"><text:s text:c="20"/>&lt;/div&gt;</text:p>
      <text:p text:style-name="Etapas"><text:s text:c="16"/>&lt;/div&gt;</text:p>
      <text:p text:style-name="Etapas"><text:s text:c="16"/>&lt;div class="row"&gt;</text:p>
      <text:p text:style-name="Etapas"><text:s text:c="20"/>&lt;div class="col s12 m6"&gt;</text:p>
      <text:p text:style-name="Etapas"><text:s text:c="24"/>&lt;label&gt;TIPO SANGUÍNEO:&lt;/label&gt;</text:p>
      <text:p text:style-name="Etapas"><text:s text:c="24"/>&lt;div class="input-field"&gt;</text:p>
      <text:p text:style-name="Etapas"><text:s text:c="28"/>&lt;p&gt;</text:p>
      <text:p text:style-name="Etapas"><text:s text:c="32"/>&lt;label&gt;</text:p>
      <text:p text:style-name="Etapas"><text:s text:c="36"/>&lt;input name="tipo_sanguineo" type="radio" value="A" class="with-gap"/&gt;</text:p>
      <text:p text:style-name="Etapas"><text:s text:c="36"/>&lt;span&gt;A&lt;/span&gt;</text:p>
      <text:p text:style-name="Etapas"><text:s text:c="32"/>&lt;/label&gt;</text:p>
      <text:p text:style-name="Etapas"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tipo_sanguineo" type="radio" value="B" class="with-gap"/&gt;</text:p>
      <text:p text:style-name="Etapas"><text:s text:c="36"/>&lt;span&gt;B&lt;/span&gt;</text:p>
      <text:p text:style-name="Etapas"><text:s text:c="32"/>&lt;/label&gt;</text:p>
      <text:p text:style-name="Etapas"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tipo_sanguineo" type="radio" value="AB" class="with-gap"/&gt;</text:p>
      <text:p text:style-name="Etapas"><text:s text:c="36"/>&lt;span&gt;AB&lt;/span&gt;</text:p>
      <text:p text:style-name="Etapas"><text:s text:c="32"/>&lt;/label&gt;</text:p>
      <text:p text:style-name="Etapas"><text:soft-page-break/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tipo_sanguineo" type="radio" value="O" class="with-gap"/&gt;</text:p>
      <text:p text:style-name="Etapas"><text:s text:c="36"/>&lt;span&gt;O&lt;/span&gt;</text:p>
      <text:p text:style-name="Etapas"><text:s text:c="32"/>&lt;/label&gt;</text:p>
      <text:p text:style-name="Etapas"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tipo_sanguineo" type="radio" value="Todos" checked="true" class="with-gap" /&gt;</text:p>
      <text:p text:style-name="Etapas"><text:s text:c="36"/>&lt;span&gt;Todos&lt;/span&gt;</text:p>
      <text:p text:style-name="Etapas"><text:s text:c="32"/>&lt;/label&gt;</text:p>
      <text:p text:style-name="Etapas"><text:s text:c="28"/>&lt;/p&gt;</text:p>
      <text:p text:style-name="Etapas"><text:s text:c="24"/>&lt;/div&gt;</text:p>
      <text:p text:style-name="Etapas"><text:s text:c="20"/>&lt;/div&gt;</text:p>
      <text:p text:style-name="Etapas"><text:s text:c="20"/>&lt;div class="col s12 m6"&gt;</text:p>
      <text:p text:style-name="Etapas"><text:s text:c="24"/>&lt;label&gt;RH:&lt;/label&gt;</text:p>
      <text:p text:style-name="Etapas"><text:s text:c="24"/>&lt;div class="input-field"&gt;</text:p>
      <text:p text:style-name="Etapas"><text:s text:c="28"/>&lt;p&gt;</text:p>
      <text:p text:style-name="Etapas"><text:s text:c="32"/>&lt;label&gt;</text:p>
      <text:p text:style-name="Etapas"><text:s text:c="36"/>&lt;input name="rh" type="radio" value="POSITIVO" class="with-gap"/&gt;</text:p>
      <text:p text:style-name="Etapas"><text:s text:c="36"/>&lt;span&gt;POSITIVO&lt;/span&gt;</text:p>
      <text:p text:style-name="Etapas"><text:s text:c="32"/>&lt;/label&gt;</text:p>
      <text:p text:style-name="Etapas"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rh" type="radio" value="NEGATIVO" class="with-gap"/&gt;</text:p>
      <text:p text:style-name="Etapas"><text:s text:c="36"/>&lt;span&gt;NEGATIVO&lt;/span&gt;</text:p>
      <text:p text:style-name="Etapas"><text:s text:c="32"/>&lt;/label&gt;</text:p>
      <text:p text:style-name="Etapas"><text:s text:c="28"/>&lt;/p&gt;</text:p>
      <text:p text:style-name="Etapas"><text:s text:c="28"/>&lt;p&gt;</text:p>
      <text:p text:style-name="Etapas"><text:s text:c="32"/>&lt;label&gt;</text:p>
      <text:p text:style-name="Etapas"><text:s text:c="36"/>&lt;input name="rh" type="radio" value="Todos" checked="true" class="with-gap"/&gt;</text:p>
      <text:p text:style-name="Etapas"><text:s text:c="36"/>&lt;span&gt;Todos&lt;/span&gt;</text:p>
      <text:p text:style-name="Etapas"><text:s text:c="32"/>&lt;/label&gt;</text:p>
      <text:p text:style-name="Etapas"><text:s text:c="28"/>&lt;/p&gt;</text:p>
      <text:p text:style-name="Etapas"><text:s text:c="24"/>&lt;/div&gt;</text:p>
      <text:p text:style-name="Etapas"><text:s text:c="20"/>&lt;/div&gt;</text:p>
      <text:p text:style-name="Etapas"><text:s text:c="16"/>&lt;/div&gt; <text:s text:c="31"/></text:p>
      <text:p text:style-name="Etapas"><text:s text:c="16"/>&lt;div class="input-field"&gt;</text:p>
      <text:p text:style-name="Etapas"><text:s text:c="20"/>&lt;button type="submit" class="waves-effect waves-light btn"&gt;</text:p>
      <text:p text:style-name="Etapas"><text:s text:c="24"/>PESQUISAR</text:p>
      <text:p text:style-name="Etapas"><text:s text:c="24"/>&lt;i class="material-icons left"&gt;search&lt;/i&gt;</text:p>
      <text:p text:style-name="Etapas"><text:s text:c="20"/>&lt;/button&gt;</text:p>
      <text:p text:style-name="Etapas"><text:s text:c="20"/>&lt;a href="{% url 'main_page' %}" class="btn red"&gt;</text:p>
      <text:p text:style-name="Etapas"><text:s text:c="24"/>VOLTAR À TELA PRINCIPAL</text:p>
      <text:p text:style-name="Etapas"><text:s text:c="24"/>&lt;i class="material-icons left"&gt;arrow_back&lt;/i&gt;</text:p>
      <text:p text:style-name="Etapas"><text:s text:c="20"/>&lt;/a&gt;</text:p>
      <text:p text:style-name="Etapas"><text:s text:c="16"/>&lt;/div&gt;</text:p>
      <text:p text:style-name="Etapas"><text:s text:c="12"/>&lt;/form&gt;</text:p>
      <text:p text:style-name="Etapas"><text:s text:c="8"/>&lt;/div&gt;</text:p>
      <text:p text:style-name="Etapas"><text:s text:c="4"/>&lt;/div&gt;</text:p>
      <text:p text:style-name="Etapas">&lt;/section&gt;</text:p>
      <text:p text:style-name="Etapas"/>
      <text:p text:style-name="Etapas">{% if messages %}</text:p>
      <text:p text:style-name="Etapas">{% if messages %}</text:p>
      <text:p text:style-name="Etapas">&lt;div class="container py-4"&gt;</text:p>
      <text:p text:style-name="Etapas"><text:s text:c="4"/>&lt;div class="card-content"&gt;</text:p>
      <text:p text:style-name="Etapas"><text:s text:c="8"/>{% for message in messages %}</text:p>
      <text:p text:style-name="Etapas"><text:soft-page-break/><text:s text:c="12"/>{% if message.tags == 'error' %}</text:p>
      <text:p text:style-name="Etapas"><text:s text:c="16"/>&lt;div class="card-panel red lighten-2"&gt;</text:p>
      <text:p text:style-name="Etapas"><text:s text:c="20"/>&lt;span class="white-text"&gt;{{ message }}&lt;/span&gt;</text:p>
      <text:p text:style-name="Etapas"><text:s text:c="16"/>&lt;/div&gt;</text:p>
      <text:p text:style-name="Etapas"><text:s text:c="12"/>{% elif message.tags == 'success' %}</text:p>
      <text:p text:style-name="Etapas"><text:s text:c="16"/>&lt;div class="card-panel teal lighten-2"&gt;</text:p>
      <text:p text:style-name="Etapas"><text:s text:c="20"/>&lt;span class="white-text"&gt;{{ message }}&lt;/span&gt;</text:p>
      <text:p text:style-name="Etapas"><text:s text:c="16"/>&lt;/div&gt;</text:p>
      <text:p text:style-name="Etapas"><text:s text:c="12"/>{% endif %}</text:p>
      <text:p text:style-name="Etapas"><text:s text:c="8"/>{% endfor %}</text:p>
      <text:p text:style-name="Etapas"><text:s text:c="4"/>&lt;/div&gt;</text:p>
      <text:p text:style-name="Etapas">&lt;/div&gt;</text:p>
      <text:p text:style-name="Etapas">{% endif %}</text:p>
      <text:p text:style-name="Etapas">{% else %}</text:p>
      <text:p text:style-name="Etapas">{% if doadores %}</text:p>
      <text:p text:style-name="Etapas">&lt;section id="search-results" class="container py-4"&gt;</text:p>
      <text:p text:style-name="Etapas"/>
      <text:p text:style-name="Etapas"><text:s text:c="4"/>&lt;div class="card border"&gt;</text:p>
      <text:p text:style-name="Etapas"><text:s text:c="8"/>&lt;div class="card-content"&gt;</text:p>
      <text:p text:style-name="Etapas"><text:s text:c="12"/>&lt;blockquote&gt;</text:p>
      <text:p text:style-name="Etapas"><text:s text:c="16"/>&lt;span class="card-title"&gt;RESULTADO(S) DA PESQUISA&lt;/span&gt;</text:p>
      <text:p text:style-name="Etapas"><text:s text:c="12"/>&lt;/blockquote&gt;</text:p>
      <text:p text:style-name="Etapas"><text:s text:c="12"/></text:p>
      <text:p text:style-name="Etapas"><text:s text:c="12"/>&lt;div class="divider red darken-2"&gt;&lt;/div&gt;</text:p>
      <text:p text:style-name="Etapas"><text:s text:c="12"/>&lt;table class="striped centered"&gt;</text:p>
      <text:p text:style-name="Etapas"><text:s text:c="16"/>&lt;thead&gt;</text:p>
      <text:p text:style-name="Etapas"><text:s text:c="20"/>&lt;tr&gt;</text:p>
      <text:p text:style-name="Etapas"><text:s text:c="24"/>&lt;th&gt;CÓDIGO&lt;/th&gt;</text:p>
      <text:p text:style-name="Etapas"><text:s text:c="24"/>&lt;th&gt;NOME&lt;/th&gt;</text:p>
      <text:p text:style-name="Etapas"><text:s text:c="24"/>&lt;th&gt;CPF&lt;/th&gt;</text:p>
      <text:p text:style-name="Etapas"><text:s text:c="24"/>&lt;th&gt;CONTATO&lt;/th&gt;</text:p>
      <text:p text:style-name="Etapas"><text:s text:c="24"/>&lt;th&gt;TIPO SANGUÍNEO&lt;/th&gt;</text:p>
      <text:p text:style-name="Etapas"><text:s text:c="24"/>&lt;th&gt;RH&lt;/th&gt;</text:p>
      <text:p text:style-name="Etapas"><text:s text:c="24"/>&lt;th&gt;ALTERAR&lt;/th&gt;</text:p>
      <text:p text:style-name="Etapas"><text:s text:c="24"/>&lt;th&gt;REMOVER&lt;/th&gt;</text:p>
      <text:p text:style-name="Etapas"><text:s text:c="20"/>&lt;/tr&gt;</text:p>
      <text:p text:style-name="Etapas"><text:s text:c="16"/>&lt;/thead&gt;</text:p>
      <text:p text:style-name="Etapas"><text:s text:c="16"/>&lt;tbody&gt;</text:p>
      <text:p text:style-name="Etapas"><text:s text:c="20"/>{% for doador in doadores %}</text:p>
      <text:p text:style-name="Etapas"><text:s text:c="20"/>&lt;tr&gt;</text:p>
      <text:p text:style-name="Etapas"><text:s text:c="24"/>&lt;td&gt;{{ doador.codigo }}&lt;/td&gt;</text:p>
      <text:p text:style-name="Etapas"><text:s text:c="24"/>&lt;td&gt;{{ doador.nome }}&lt;/td&gt;</text:p>
      <text:p text:style-name="Etapas"><text:s text:c="24"/>&lt;td&gt;{{ doador.cpf }}&lt;/td&gt;</text:p>
      <text:p text:style-name="Etapas"><text:s text:c="24"/>&lt;td&gt;{{ doador.contato }}&lt;/td&gt;</text:p>
      <text:p text:style-name="Etapas"><text:s text:c="24"/>&lt;td&gt;{{ doador.get_tipo_sanguineo_display }}&lt;/td&gt;</text:p>
      <text:p text:style-name="Etapas"><text:s text:c="24"/>&lt;td&gt;{{ doador.get_rh_display }}&lt;/td&gt;</text:p>
      <text:p text:style-name="Etapas"><text:s text:c="24"/>&lt;td&gt;&lt;a href="{% url 'editar_doador' doador.codigo %}" class="btn blue"&gt;ALTERAR</text:p>
      <text:p text:style-name="Etapas"><text:s text:c="32"/>&lt;i class="material-icons left"&gt;edit&lt;/i&gt;</text:p>
      <text:p text:style-name="Etapas"><text:s text:c="28"/>&lt;/a&gt;&lt;/td&gt;</text:p>
      <text:p text:style-name="Etapas"><text:s text:c="24"/>&lt;td&gt;&lt;a href="{% url 'excluir_doador' doador.codigo %}" class="btn red"&gt;REMOVER</text:p>
      <text:p text:style-name="Etapas"><text:s text:c="32"/>&lt;i class="material-icons left"&gt;remove_circle_outline&lt;/i&gt;</text:p>
      <text:p text:style-name="Etapas"><text:s text:c="28"/>&lt;/a&gt;&lt;/td&gt;</text:p>
      <text:p text:style-name="Etapas"><text:s text:c="20"/>&lt;/tr&gt;</text:p>
      <text:p text:style-name="Etapas"><text:s text:c="20"/>{% endfor %}</text:p>
      <text:p text:style-name="Etapas"><text:s text:c="16"/>&lt;/tbody&gt;</text:p>
      <text:p text:style-name="Etapas"><text:s text:c="12"/>&lt;/table&gt;</text:p>
      <text:p text:style-name="Etapas"><text:s text:c="8"/>&lt;/div&gt;</text:p>
      <text:p text:style-name="Etapas"><text:s text:c="4"/>&lt;/div&gt;</text:p>
      <text:p text:style-name="Etapas"/>
      <text:p text:style-name="Etapas">&lt;/section&gt;</text:p>
      <text:p text:style-name="Etapas">{% endif %}</text:p>
      <text:p text:style-name="Etapas"><text:soft-page-break/>{% endif %}</text:p>
      <text:p text:style-name="Etapas">{% endblock content %}</text:p>
      <text:p text:style-name="Etapas"/>
      <text:p text:style-name="P6"><text:span text:style-name="T20">21</text:span>. Salve todas as modificações e teste todas as funcionalidades adicionadas.</text:p>
      <text:p text:style-name="P6"/>
      <text:p text:style-name="Etapas">python3 manage.py runserver 8080</text:p>
      <text:p text:style-name="Etapas"/>
      <text:p text:style-name="Standard"><text:bookmark text:name="docs-internal-guid-a8cea3f7-7fff-d5e7-b072-f3cfa080af14"/><text:a xlink:type="simple" xlink:href="http://127.0.0.1:8080/main_doadores/" text:style-name="Internet_20_link" text:visited-style-name="Visited_20_Internet_20_Link"><text:span text:style-name="T16">http://127.0.0.1:8080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tapas" style:family="paragraph" style:parent-style-name="Standard">
      <style:text-properties style:font-name="Liberation Mono1" fo:font-family="'Liberation Mono'" style:font-style-name="Regular" style:font-family-generic="modern" style:font-pitch="fixed" fo:font-size="10pt"/>
    </style:style>
    <style:style style:name="Signature" style:family="paragraph" style:parent-style-name="Table_20_Contents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50:21.923469657</meta:creation-date>
    <dc:date>2024-05-13T20:30:17.344174321</dc:date>
    <meta:editing-duration>PT4M45S</meta:editing-duration>
    <meta:editing-cycles>1</meta:editing-cycles>
    <meta:document-statistic meta:table-count="0" meta:image-count="0" meta:object-count="0" meta:page-count="15" meta:paragraph-count="711" meta:word-count="2334" meta:character-count="30824" meta:non-whitespace-character-count="18847"/>
    <meta:generator>LibreOffice/7.3.7.2$Linux_X86_64 LibreOffice_project/30$Build-2</meta:generator>
  </office:meta>
</office:document-meta>
</file>